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P55" style:parent-style-name="Standard" style:family="paragraph">
      <style:text-properties fo:font-size="8pt" style:font-size-asian="8pt" style:font-size-complex="8pt"/>
    </style:style>
    <style:style style:name="TableColumn57" style:family="table-column">
      <style:table-column-properties style:column-width="3.3458in" style:use-optimal-column-width="false"/>
    </style:style>
    <style:style style:name="TableColumn58" style:family="table-column">
      <style:table-column-properties style:column-width="3.3472in" style:use-optimal-column-width="false"/>
    </style:style>
    <style:style style:name="Table56" style:family="table">
      <style:table-properties style:width="6.693in" fo:margin-left="-0.009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361in" style:use-optimal-column-width="false"/>
    </style:style>
    <style:style style:name="TableColumn116" style:family="table-column">
      <style:table-column-properties style:column-width="5.5861in" style:use-optimal-column-width="false"/>
    </style:style>
    <style:style style:name="Table114" style:family="table">
      <style:table-properties style:width="6.6222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4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83in" style:use-optimal-column-width="false"/>
    </style:style>
    <style:style style:name="TableColumn140" style:family="table-column">
      <style:table-column-properties style:column-width="3.3083in" style:use-optimal-column-width="false"/>
    </style:style>
    <style:style style:name="Table138" style:family="table">
      <style:table-properties style:width="6.616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5" style:family="paragraph">
      <style:text-properties fo:font-size="8pt" style:font-size-asian="8pt" style:font-size-complex="8pt"/>
    </style:style>
    <style:style style:name="P170" style:parent-style-name="TableContents" style:list-style-name="LFO5" style:family="paragraph">
      <style:text-properties fo:font-size="8pt" style:font-size-asian="8pt" style:font-size-complex="8pt"/>
    </style:style>
    <style:style style:name="P171" style:parent-style-name="TableContents" style:list-style-name="LFO5" style:family="paragraph">
      <style:text-properties fo:font-size="8pt" style:font-size-asian="8pt" style:font-size-complex="8pt"/>
    </style:style>
    <style:style style:name="P172" style:parent-style-name="TableContents" style:list-style-name="LFO5" style:family="paragraph">
      <style:text-properties fo:font-size="8pt" style:font-size-asian="8pt" style:font-size-complex="8pt"/>
    </style:style>
    <style:style style:name="P173" style:parent-style-name="TableContents" style:list-style-name="LFO5" style:family="paragraph">
      <style:text-properties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6" style:family="paragraph">
      <style:text-properties fo:font-size="8pt" style:font-size-asian="8pt" style:font-size-complex="8pt"/>
    </style:style>
    <style:style style:name="P182" style:parent-style-name="TableContents" style:list-style-name="LFO6" style:family="paragraph">
      <style:text-properties fo:font-size="8pt" style:font-size-asian="8pt" style:font-size-complex="8pt"/>
    </style:style>
    <style:style style:name="P183" style:parent-style-name="TableContents" style:list-style-name="LFO6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list-style-name="LFO6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8pt" style:font-size-asian="8pt" style:font-size-complex="8pt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3" style:family="table-column">
      <style:table-column-properties style:column-width="3.3083in" style:use-optimal-column-width="false"/>
    </style:style>
    <style:style style:name="TableColumn214" style:family="table-column">
      <style:table-column-properties style:column-width="3.3083in" style:use-optimal-column-width="false"/>
    </style:style>
    <style:style style:name="Table212" style:family="table">
      <style:table-properties style:width="6.6166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P2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2" style:family="table-column">
      <style:table-column-properties style:column-width="3.3083in" style:use-optimal-column-width="false"/>
    </style:style>
    <style:style style:name="TableColumn233" style:family="table-column">
      <style:table-column-properties style:column-width="3.3083in" style:use-optimal-column-width="false"/>
    </style:style>
    <style:style style:name="Table231" style:family="table">
      <style:table-properties style:width="6.6166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3" style:parent-style-name="Fuentedepárrafopredeter." style:family="text"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Standard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0" style:parent-style-name="Normal" style:family="paragraph">
      <style:text-properties text:display="none"/>
    </style:style>
    <style:style style:name="TableColumn282" style:family="table-column">
      <style:table-column-properties style:column-width="0.5013in" style:use-optimal-column-width="false"/>
    </style:style>
    <style:style style:name="TableColumn283" style:family="table-column">
      <style:table-column-properties style:column-width="0.6263in" style:use-optimal-column-width="false"/>
    </style:style>
    <style:style style:name="TableColumn284" style:family="table-column">
      <style:table-column-properties style:column-width="1.1659in" style:use-optimal-column-width="false"/>
    </style:style>
    <style:style style:name="TableColumn285" style:family="table-column">
      <style:table-column-properties style:column-width="4.3993in" style:use-optimal-column-width="false"/>
    </style:style>
    <style:style style:name="Table281" style:family="table">
      <style:table-properties style:width="6.693in" fo:margin-left="-0.009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2" style:parent-style-name="Standard" style:family="paragraph">
      <style:text-properties style:font-name-asian="Liberation Serif" style:font-name-complex="Liberation Serif"/>
    </style:style>
    <style:style style:name="P323" style:parent-style-name="Standard" style:family="paragraph">
      <style:text-properties fo:font-size="8pt" style:font-size-asian="8pt" style:font-size-complex="8pt"/>
    </style:style>
    <style:style style:name="P324" style:parent-style-name="Standard" style:family="paragraph">
      <style:text-properties fo:font-size="8pt" style:font-size-asian="8pt" style:font-size-complex="8pt"/>
    </style:style>
    <style:style style:name="P325" style:parent-style-name="Standard" style:family="paragraph">
      <style:text-properties fo:font-size="8pt" style:font-size-asian="8pt" style:font-size-complex="8pt"/>
    </style:style>
    <style:style style:name="P326" style:parent-style-name="Standard" style:family="paragraph">
      <style:text-properties fo:font-size="8pt" style:font-size-asian="8pt" style:font-size-complex="8pt"/>
    </style:style>
    <style:style style:name="P327" style:parent-style-name="Standard" style:family="paragraph">
      <style:text-properties fo:font-size="8pt" style:font-size-asian="8pt" style:font-size-complex="8pt"/>
    </style:style>
    <style:style style:name="P328" style:parent-style-name="Standard" style:family="paragraph">
      <style:text-properties fo:font-size="8pt" style:font-size-asian="8pt" style:font-size-complex="8pt"/>
    </style:style>
    <style:style style:name="P329" style:parent-style-name="Standard" style:family="paragraph">
      <style:text-properties fo:font-size="8pt" style:font-size-asian="8pt" style:font-size-complex="8pt"/>
    </style:style>
    <style:style style:name="P330" style:parent-style-name="Standard" style:family="paragraph">
      <style:text-properties fo:font-size="8pt" style:font-size-asian="8pt" style:font-size-complex="8pt"/>
    </style:style>
    <style:style style:name="P331" style:parent-style-name="Standard" style:family="paragraph">
      <style:text-properties fo:font-size="8pt" style:font-size-asian="8pt" style:font-size-complex="8pt"/>
    </style:style>
    <style:style style:name="P332" style:parent-style-name="Standard" style:family="paragraph">
      <style:text-properties fo:font-size="8pt" style:font-size-asian="8pt" style:font-size-complex="8pt"/>
    </style:style>
    <style:style style:name="P333" style:parent-style-name="Standard" style:family="paragraph">
      <style:text-properties fo:font-size="8pt" style:font-size-asian="8pt" style:font-size-complex="8pt"/>
    </style:style>
    <style:style style:name="P334" style:parent-style-name="Standard" style:family="paragraph">
      <style:text-properties fo:font-size="8pt" style:font-size-asian="8pt" style:font-size-complex="8pt"/>
    </style:style>
    <style:style style:name="P335" style:parent-style-name="Standard" style:family="paragraph">
      <style:text-properties fo:font-size="8pt" style:font-size-asian="8pt" style:font-size-complex="8pt"/>
    </style:style>
    <style:style style:name="P336" style:parent-style-name="Standard" style:family="paragraph">
      <style:text-properties fo:font-size="8pt" style:font-size-asian="8pt" style:font-size-complex="8pt"/>
    </style:style>
    <style:style style:name="P337" style:parent-style-name="Standard" style:family="paragraph">
      <style:text-properties fo:font-size="8pt" style:font-size-asian="8pt" style:font-size-complex="8pt"/>
    </style:style>
    <style:style style:name="P338" style:parent-style-name="Standard" style:family="paragraph">
      <style:text-properties fo:font-size="8pt" style:font-size-asian="8pt" style:font-size-complex="8pt"/>
    </style:style>
    <style:style style:name="P339" style:parent-style-name="Standard" style:family="paragraph">
      <style:text-properties fo:font-size="8pt" style:font-size-asian="8pt" style:font-size-complex="8pt"/>
    </style:style>
    <style:style style:name="P340" style:parent-style-name="Standard" style:family="paragraph">
      <style:text-properties fo:font-size="8pt" style:font-size-asian="8pt" style:font-size-complex="8pt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Normal" style:family="paragraph">
      <style:text-properties style:font-name="Verdana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Normal" style:family="paragraph">
      <style:text-properties style:font-name="Verdana"/>
    </style:style>
    <style:style style:name="P403" style:parent-style-name="Standard" style:family="paragraph">
      <style:text-properties style:font-name-asian="Liberation Serif" style:font-name-complex="Liberation Serif"/>
    </style:style>
    <style:style style:name="P404" style:parent-style-name="Standard" style:family="paragraph">
      <style:text-properties style:font-name-asian="Liberation Serif" style:font-name-complex="Liberation Serif" fo:font-size="10pt" style:font-size-asian="10pt" style:font-size-complex="10pt"/>
    </style:style>
    <style:style style:name="P405" style:parent-style-name="Standard" style:family="paragraph">
      <style:text-properties style:font-name-asian="Liberation Serif" style:font-name-complex="Liberation Serif"/>
    </style:style>
    <style:style style:name="P406" style:parent-style-name="Standard" style:family="paragraph">
      <style:text-properties style:font-name-asian="Liberation Serif" style:font-name-complex="Liberation Serif"/>
    </style:style>
    <style:style style:name="TableColumn408" style:family="table-column">
      <style:table-column-properties style:column-width="1.8916in"/>
    </style:style>
    <style:style style:name="TableColumn409" style:family="table-column">
      <style:table-column-properties style:column-width="4.2388in"/>
    </style:style>
    <style:style style:name="Table407" style:family="table">
      <style:table-properties style:width="6.1305in" fo:margin-left="0in" table:align="left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414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15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4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4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43" style:parent-style-name="Standard" style:family="paragraph">
      <style:text-properties style:font-name-asian="Liberation Serif" style:font-name-complex="Liberation Serif"/>
    </style:style>
    <style:style style:name="P444" style:parent-style-name="Standard" style:family="paragraph">
      <style:text-properties style:font-name-asian="Liberation Serif" style:font-name-complex="Liberation Serif"/>
    </style:style>
    <style:style style:name="P445" style:parent-style-name="Standard" style:family="paragraph">
      <style:text-properties style:font-name-asian="Liberation Serif" style:font-name-complex="Liberation Serif"/>
    </style:style>
    <style:style style:name="P446" style:parent-style-name="Standard" style:family="paragraph">
      <style:text-properties style:font-name-asian="Liberation Serif" style:font-name-complex="Liberation Serif"/>
    </style:style>
    <style:style style:name="P447" style:parent-style-name="Standard" style:family="paragraph">
      <style:text-properties style:font-name-asian="Liberation Serif" style:font-name-complex="Liberation Serif"/>
    </style:style>
    <style:style style:name="P448" style:parent-style-name="Standard" style:family="paragraph">
      <style:text-properties style:font-name-asian="Liberation Serif" style:font-name-complex="Liberation Serif"/>
    </style:style>
    <style:style style:name="P449" style:parent-style-name="Standard" style:family="paragraph">
      <style:text-properties style:font-name-asian="Liberation Serif" style:font-name-complex="Liberation Serif"/>
    </style:style>
    <style:style style:name="P450" style:parent-style-name="Standard" style:family="paragraph">
      <style:text-properties style:font-name-asian="Liberation Serif" style:font-name-complex="Liberation Serif"/>
    </style:style>
    <style:style style:name="P451" style:parent-style-name="Standard" style:family="paragraph">
      <style:text-properties style:font-name-asian="Liberation Serif" style:font-name-complex="Liberation Serif"/>
    </style:style>
    <style:style style:name="P452" style:parent-style-name="Standard" style:family="paragraph">
      <style:text-properties style:font-name-asian="Liberation Serif" style:font-name-complex="Liberation Serif"/>
    </style:style>
    <style:style style:name="P453" style:parent-style-name="Standard" style:family="paragraph">
      <style:text-properties style:font-name-asian="Liberation Serif" style:font-name-complex="Liberation Serif"/>
    </style:style>
    <style:style style:name="P454" style:parent-style-name="Standard" style:family="paragraph">
      <style:text-properties style:font-name-asian="Liberation Serif" style:font-name-complex="Liberation Serif"/>
    </style:style>
    <style:style style:name="P455" style:parent-style-name="Standard" style:family="paragraph">
      <style:text-properties style:font-name-asian="Liberation Serif" style:font-name-complex="Liberation Serif"/>
    </style:style>
    <style:style style:name="P456" style:parent-style-name="Standard" style:family="paragraph">
      <style:text-properties style:font-name-asian="Liberation Serif" style:font-name-complex="Liberation Serif"/>
    </style:style>
    <style:style style:name="P457" style:parent-style-name="Standard" style:family="paragraph">
      <style:text-properties style:font-name-asian="Liberation Serif" style:font-name-complex="Liberation Serif"/>
    </style:style>
    <style:style style:name="P458" style:parent-style-name="Standard" style:family="paragraph">
      <style:text-properties style:font-name-asian="Liberation Serif" style:font-name-complex="Liberation Serif"/>
    </style:style>
    <style:style style:name="P459" style:parent-style-name="Standard" style:family="paragraph">
      <style:text-properties style:font-name-asian="Liberation Serif" style:font-name-complex="Liberation Serif"/>
    </style:style>
    <style:style style:name="P460" style:parent-style-name="Standard" style:family="paragraph">
      <style:text-properties style:font-name-asian="Liberation Serif" style:font-name-complex="Liberation Serif"/>
    </style:style>
    <style:style style:name="P461" style:parent-style-name="Standard" style:family="paragraph">
      <style:text-properties style:font-name-asian="Liberation Serif" style:font-name-complex="Liberation Serif"/>
    </style:style>
    <style:style style:name="P462" style:parent-style-name="Standard" style:family="paragraph">
      <style:text-properties style:font-name-asian="Liberation Serif" style:font-name-complex="Liberation Serif"/>
    </style:style>
    <style:style style:name="P463" style:parent-style-name="Standard" style:family="paragraph">
      <style:text-properties style:font-name-asian="Liberation Serif" style:font-name-complex="Liberation Serif"/>
    </style:style>
    <style:style style:name="P464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C</text:span><text:span text:style-name="T13">reate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43</text:p>
          </table:table-cell>
          <table:table-cell table:style-name="TableCell22">
            <text:p text:style-name="P23">El sistema permitirá crear un Usuario</text:p>
          </table:table-cell>
        </table:table-row>
        <table:table-row table:style-name="TableRow24">
          <table:table-cell table:style-name="TableCell25">
            <text:p text:style-name="P26">RF-44</text:p>
          </table:table-cell>
          <table:table-cell table:style-name="TableCell27">
            <text:p text:style-name="P28">El sistema permitirá agregar privilegio de usuario al<text:s/>usuario cread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C</text:span><text:span text:style-name="T39">reate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creación de un Usuarios</text:p>
          </table:table-cell>
        </table:table-row>
      </table:table>
      <text:p text:style-name="Standard"/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soft-page-break/>
            <text:p text:style-name="P61">Nivel de Caso de uso: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>Paquete: Modelo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TableContents"><text:span text:style-name="T67">Nombre del Caso<text:s/></text:span><text:span text:style-name="T68">de Uso: Gestión de Usuarios (</text:span><text:span text:style-name="T69">C</text:span><text:span text:style-name="T70">reate) (UC-00)</text:span>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 para la Arquitectura:</text:p>
          </table:table-cell>
        </table:table-row>
        <table:table-row table:style-name="TableRow79">
          <table:table-cell table:style-name="TableCell80" table:number-columns-spanned="2">
            <text:p text:style-name="P81">Complejidad: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Administrador</text:p>
          </table:table-cell>
          <table:table-cell table:style-name="TableCell85">
            <text:p text:style-name="P86">Actor Secundario:</text:p>
          </table:table-cell>
        </table:table-row>
        <table:table-row table:style-name="TableRow87">
          <table:table-cell table:style-name="TableCell88" table:number-columns-spanned="2">
            <text:p text:style-name="P89">Tipo de Caso de Uso: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Crear un Usuario</text:p>
                  <text:p text:style-name="P100">Administrador: Quiere entradas<text:s/>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No debe de existir el Usuario</text:p>
                    </text:list-item>
                  </text:list>
                </table:table-cell>
              </table:table-row>
            </table:table>
            <text:p text:style-name="P111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ostcondición:</text:p>
                </table:table-cell>
                <table:table-cell table:style-name="TableCell120">
                  <text:p text:style-name="P121">Éxito: Flujo Normal</text:p>
                  <text:list text:style-name="LFO2" text:continue-numbering="true">
                    <text:list-item>
                      <text:p text:style-name="P122">Se crea un Usuario.</text:p>
                    </text:list-item>
                    <text:list-item>
                      <text:p text:style-name="P123">Se agrega un privilegio de usuario a un usuario.</text:p>
                    </text:list-item>
                  </text:list>
                  <text:p text:style-name="P124"/>
                  <text:p text:style-name="P125">Fracaso 1: 5-A</text:p>
                  <text:list text:style-name="LFO3" text:continue-numbering="true">
                    <text:list-item>
                      <text:p text:style-name="P126">El Administrador no ingresa los datos de usuario</text:p>
                    </text:list-item>
                  </text:list>
                  <text:p text:style-name="P127">Fracaso 2: 7-A</text:p>
                  <text:list text:style-name="LFO4" text:continue-numbering="true">
                    <text:list-item>
                      <text:p text:style-name="P128">El Administrador no selecciona un privilegio de usuario.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Administrador comienza con la Gestión de Usuario (UC-00).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>2. <text:s/>El Administrador comienza la creación de un nuevo Usuario.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3. Crea un nuevo<text:s/>usuario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4. Solicita que se introduzcan los datos de usuario</text:p>
                </table:table-cell>
              </table:table-row>
              <table:table-row table:style-name="TableRow166">
                <table:table-cell table:style-name="TableCell167">
                  <text:p text:style-name="P168">5. El Administrador introduce los datos del usuario:</text:p>
                  <text:list text:style-name="LFO5" text:continue-numbering="true">
                    <text:list-item>
                      <text:p text:style-name="P169">login.</text:p>
                    </text:list-item>
                    <text:list-item>
                      <text:p text:style-name="P170">password.</text:p>
                    </text:list-item>
                    <text:list-item>
                      <text:p text:style-name="P171">nombre</text:p>
                    </text:list-item>
                    <text:list-item>
                      <text:p text:style-name="P172">email</text:p>
                    </text:list-item>
                    <text:list-item>
                      <text:p text:style-name="P173">descripción</text:p>
                    </text:list-item>
                  </text:list>
                </table:table-cell>
                <table:table-cell table:style-name="TableCell174">
                  <text:p text:style-name="P175"/>
                </table:table-cell>
              </table:table-row>
              <table:table-row table:style-name="TableRow176">
                <table:table-cell table:style-name="TableCell177">
                  <text:p text:style-name="P178"/>
                </table:table-cell>
                <table:table-cell table:style-name="TableCell179">
                  <text:p text:style-name="P180">6. Registra los datos del usuario. Solicita que se seleccione un privilegio de usuario:</text:p>
                  <text:list text:style-name="LFO6" text:continue-numbering="true">
                    <text:list-item>
                      <text:p text:style-name="P181">Administrador<text:s/></text:p>
                    </text:list-item>
                    <text:list-item>
                      <text:p text:style-name="P182">Vendedor<text:s/></text:p>
                    </text:list-item>
                    <text:list-item>
                      <text:p text:style-name="P183">Encargado</text:p>
                    </text:list-item>
                    <text:list-item>
                      <text:p text:style-name="P184">Cliente Minorista<text:s/></text:p>
                    </text:list-item>
                    <text:list-item>
                      <text:p text:style-name="P185">Cliente Mayorista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>7. <text:s/>El Administrador selecciona un privilegio de usuario</text:p>
                </table:table-cell>
                <table:table-cell table:style-name="TableCell189">
                  <text:p text:style-name="P190"/>
                </table:table-cell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8. Agrega el privilegio de usuario seleccionado y solicita que se confirme la creación del nuevo usuario</text:p>
                </table:table-cell>
              </table:table-row>
              <table:table-row table:style-name="TableRow196">
                <table:table-cell table:style-name="TableCell197">
                  <text:p text:style-name="P198">9. El<text:s/>Administrador confirma la creación del nuevo usuario.</text:p>
                </table:table-cell>
                <table:table-cell table:style-name="TableCell199">
                  <text:p text:style-name="P200"/>
                </table:table-cell>
              </table:table-row>
              <table:table-row table:style-name="TableRow201">
                <table:table-cell table:style-name="TableCell202">
                  <text:p text:style-name="P203"/>
                </table:table-cell>
                <table:table-cell table:style-name="TableCell204">
                  <text:p text:style-name="P205">10. Registra el nuevo Usuario informado que se creó correctamente.</text:p>
                </table:table-cell>
              </table:table-row>
            </table:table>
            <text:p text:style-name="P206"/>
          </table:table-cell>
          <table:covered-table-cell/>
        </table:table-row>
        <table:table-row table:style-name="TableRow207">
          <table:table-cell table:style-name="TableCell208" table:number-columns-spanned="2">
            <text:p text:style-name="P209">Curso Alternativo: 5-A</text:p>
          </table:table-cell>
          <table:covered-table-cell/>
        </table:table-row>
        <table:table-row table:style-name="TableRow210">
          <table:table-cell table:style-name="TableCell211" table:number-columns-spanned="2">
            <table:table table:style-name="Table212">
              <table:table-columns>
                <table:table-column table:style-name="TableColumn213"/>
                <table:table-column table:style-name="TableColumn214"/>
              </table:table-columns>
              <table:table-row table:style-name="TableRow215">
                <table:table-cell table:style-name="TableCell216">
                  <text:p text:style-name="P217">5. El Administrador no ingresa los datos de usuario</text:p>
                </table:table-cell>
                <table:table-cell table:style-name="TableCell218">
                  <text:p text:style-name="P219"/>
                </table:table-cell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P224">6. Se cancela el caso de uso.</text:p>
                </table:table-cell>
              </table:table-row>
            </table:table>
            <text:p text:style-name="P225"/>
          </table:table-cell>
          <table:covered-table-cell/>
        </table:table-row>
        <table:table-row table:style-name="TableRow226">
          <table:table-cell table:style-name="TableCell227" table:number-columns-spanned="2">
            <text:p text:style-name="P228">Curso<text:s/>Alternativo: 7-A</text:p>
          </table:table-cell>
          <table:covered-table-cell/>
        </table:table-row>
        <table:table-row table:style-name="TableRow229">
          <table:table-cell table:style-name="TableCell230" table:number-columns-spanned="2">
            <table:table table:style-name="Table231">
              <table:table-columns>
                <table:table-column table:style-name="TableColumn232"/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P236">7. El Administrador no selecciona un privilegio de usuario.</text:p>
                </table:table-cell>
                <table:table-cell table:style-name="TableCell237">
                  <text:p text:style-name="P238"/>
                </table:table-cell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8. Se cancela el caso de uso.</text:p>
                </table:table-cell>
              </table:table-row>
            </table:table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2">
            <text:p text:style-name="P247"/>
          </table:table-cell>
          <table:covered-table-cell/>
        </table:table-row>
        <table:table-row table:style-name="TableRow248">
          <table:table-cell table:style-name="TableCell249" table:number-columns-spanned="2">
            <text:p text:style-name="P250">Observación:</text:p>
          </table:table-cell>
          <table:covered-table-cell/>
        </table:table-row>
        <table:table-row table:style-name="TableRow251">
          <table:table-cell table:style-name="TableCell252" table:number-columns-spanned="2">
            <text:p text:style-name="TableContents"><text:span text:style-name="T253">Reglas de Negocio Asociadas:<text:s/></text:span></text:p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P256">Requerimientos no Funcionales Asociados:</text:p>
          </table:table-cell>
          <table:covered-table-cell/>
        </table:table-row>
        <text:soft-page-break/>
        <table:table-row table:style-name="TableRow257">
          <table:table-cell table:style-name="TableCell258">
            <text:p text:style-name="P259">Fuente: Diego Godoy</text:p>
          </table:table-cell>
          <table:table-cell table:style-name="TableCell260">
            <text:p text:style-name="P261">Referencia Fuente: Trabajo<text:s/>Practico Integrador Programación Avanzada</text:p>
          </table:table-cell>
        </table:table-row>
        <table:table-row table:style-name="TableRow262">
          <table:table-cell table:style-name="TableCell263" table:number-columns-spanned="2">
            <text:p text:style-name="P264">Asociación de Extensión: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>Asociación de Inclusión:<text:s/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Caso de Uso donde se incluye:</text:p>
          </table:table-cell>
          <table:covered-table-cell/>
        </table:table-row>
        <table:table-row table:style-name="TableRow271">
          <table:table-cell table:style-name="TableCell272" table:number-columns-spanned="2">
            <text:p text:style-name="P273">Caso de Uso al que extiende:</text:p>
          </table:table-cell>
          <table:covered-table-cell/>
        </table:table-row>
        <table:table-row table:style-name="TableRow274">
          <table:table-cell table:style-name="TableCell275" table:number-columns-spanned="2">
            <text:p text:style-name="P276">Caso de Uso de generalización:</text:p>
          </table:table-cell>
          <table:covered-table-cell/>
        </table:table-row>
        <table:table-row table:style-name="TableRow277">
          <table:table-cell table:style-name="TableCell278" table:number-columns-spanned="2">
            <text:p text:style-name="P279">Historia de cambios</text:p>
          </table:table-cell>
          <table:covered-table-cell/>
        </table:table-row>
      </table:table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Versión</text:p>
          </table:table-cell>
          <table:table-cell table:style-name="TableCell289">
            <text:p text:style-name="P290">Fecha</text:p>
          </table:table-cell>
          <table:table-cell table:style-name="TableCell291">
            <text:p text:style-name="P292">Autor</text:p>
          </table:table-cell>
          <table:table-cell table:style-name="TableCell293">
            <text:p text:style-name="P294">Descripción de Cambio</text:p>
          </table:table-cell>
        </table:table-row>
        <table:table-row table:style-name="TableRow295">
          <table:table-cell table:style-name="TableCell296">
            <text:p text:style-name="P297">1.0</text:p>
          </table:table-cell>
          <table:table-cell table:style-name="TableCell298">
            <text:p text:style-name="P299">30/06/2015</text:p>
          </table:table-cell>
          <table:table-cell table:style-name="TableCell300">
            <text:p text:style-name="P301">Betancur Damián Ariel</text:p>
          </table:table-cell>
          <table:table-cell table:style-name="TableCell302">
            <text:p text:style-name="P303">Inicio del caso de uso</text:p>
          </table:table-cell>
        </table:table-row>
        <table:table-row table:style-name="TableRow304">
          <table:table-cell table:style-name="TableCell305">
            <text:p text:style-name="P306">1.0</text:p>
          </table:table-cell>
          <table:table-cell table:style-name="TableCell307">
            <text:p text:style-name="P308">20/11/2014</text:p>
          </table:table-cell>
          <table:table-cell table:style-name="TableCell309">
            <text:p text:style-name="P310">Betancur Damián Ariel</text:p>
          </table:table-cell>
          <table:table-cell table:style-name="TableCell311">
            <text:p text:style-name="P312">Diagrama de Secuencia del Sistema (DSS)</text:p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27/11/2014</text:p>
          </table:table-cell>
          <table:table-cell table:style-name="TableCell318">
            <text:p text:style-name="P319">Betancur Damián Ariel</text:p>
          </table:table-cell>
          <table:table-cell table:style-name="TableCell320">
            <text:p text:style-name="P321">Codificación del caso de uso, asociacion de requisitos y reglas del negocio</text:p>
          </table:table-cell>
        </table:table-row>
      </table:table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soft-page-break/>
      <text:p text:style-name="P383">Diagrama de Secuencia del Sistema</text:p>
      <text:p text:style-name="P384"/>
      <text:p text:style-name="P385"/>
      <text:p text:style-name="P386"/>
      <text:p text:style-name="P387"/>
      <text:p text:style-name="Standard"><draw:frame draw:z-index="251659264" draw:id="id0" draw:style-name="a0" draw:name="Object 2" text:anchor-type="paragraph" svg:x="0in" svg:y="0.00417in" svg:width="4.86528in" svg:height="1.73056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>Contratos y Colaboraciones de la Operación</text:p>
      <text:p text:style-name="P403"/>
      <text:p text:style-name="P404">crearUsuario(login:String, password:String, nombre:String, email:String, descripción:String, p:Privilegio)</text:p>
      <text:p text:style-name="P405"/>
      <text:p text:style-name="P406"/>
      <table:table table:style-name="Table407">
        <table:table-columns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Operación<text:s/></text:p>
          </table:table-cell>
          <table:table-cell table:style-name="TableCell413">
            <text:p text:style-name="Standard"><text:span text:style-name="T414">crearUsuario(login:String,<text:s/></text:span><text:span text:style-name="T415">password:String, nombre:String, email:String, descripción:String, p:Privilegio)</text:span></text:p>
          </table:table-cell>
        </table:table-row>
        <table:table-row table:style-name="TableRow416">
          <table:table-cell table:style-name="TableCell417">
            <text:p text:style-name="P418">Responsabilidades</text:p>
          </table:table-cell>
          <table:table-cell table:style-name="TableCell419">
            <text:p text:style-name="P420">Crea un nuevo Usuario</text:p>
          </table:table-cell>
        </table:table-row>
        <table:table-row table:style-name="TableRow421">
          <table:table-cell table:style-name="TableCell422">
            <text:p text:style-name="P423">Caso de Uso</text:p>
          </table:table-cell>
          <table:table-cell table:style-name="TableCell424">
            <text:p text:style-name="P425">Gestionar Usuarios (UC-00C)</text:p>
          </table:table-cell>
        </table:table-row>
        <table:table-row table:style-name="TableRow426">
          <table:table-cell table:style-name="TableCell427">
            <text:p text:style-name="P428">Controlador</text:p>
          </table:table-cell>
          <table:table-cell table:style-name="TableCell429">
            <text:p text:style-name="P430">Sucursal</text:p>
          </table:table-cell>
        </table:table-row>
        <table:table-row table:style-name="TableRow431">
          <table:table-cell table:style-name="TableCell432">
            <text:p text:style-name="P433">Precondiciones</text:p>
          </table:table-cell>
          <table:table-cell table:style-name="TableCell434">
            <text:p text:style-name="P435">No debe existir el login del Usuario</text:p>
          </table:table-cell>
        </table:table-row>
        <table:table-row table:style-name="TableRow436">
          <table:table-cell table:style-name="TableCell437">
            <text:p text:style-name="P438">Postcondiciones</text:p>
          </table:table-cell>
          <table:table-cell table:style-name="TableCell439">
            <text:p text:style-name="P440">Se<text:s/>crea una instancia de usuario u</text:p>
            <text:p text:style-name="P441">Se añade un Privilegio p al Usuario</text:p>
            <text:p text:style-name="P442">Se añade u a Usuarios</text:p>
          </table:table-cell>
        </table:table-row>
      </table:table>
      <text:p text:style-name="P443"/>
      <text:p text:style-name="Standard"><draw:frame draw:z-index="251661312" draw:id="id1" draw:style-name="a1" draw:name="Object 3" text:anchor-type="paragraph" svg:x="0in" svg:y="0.05833in" svg:width="6.68611in" svg:height="4.1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9:31:00Z</dc:date>
    <meta:template xlink:href="Normal" xlink:type="simple"/>
    <meta:editing-cycles>97</meta:editing-cycles>
    <meta:editing-duration>PT43020S</meta:editing-duration>
    <meta:document-statistic meta:page-count="4" meta:paragraph-count="6" meta:word-count="518" meta:character-count="3364" meta:row-count="23" meta:non-whitespace-character-count="2852"/>
  </office:meta>
</office:document-meta>
</file>